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inionPro" svg:font-family="MinionPro"/>
    <style:font-face style:name="MyriadPro" svg:font-family="MyriadPro"/>
    <style:font-face style:name="UbuntuMono" svg:font-family="UbuntuMono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MinionPro" fo:font-size="11pt" fo:font-style="italic"/>
    </style:style>
    <style:style style:name="P2" style:family="paragraph" style:parent-style-name="Text_20_body">
      <style:text-properties style:font-name="MinionPro" fo:font-size="11pt" fo:font-style="italic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" style:family="paragraph" style:parent-style-name="Text_20_body">
      <style:text-properties style:font-name="MinionPro" fo:font-size="11pt" fo:font-style="italic" style:text-underline-style="none" fo:font-weight="normal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text-properties style:text-underline-style="none"/>
    </style:style>
    <style:style style:name="P6" style:family="paragraph" style:parent-style-name="Text_20_body">
      <style:text-properties fo:font-style="normal" style:text-underline-style="none" style:font-style-asian="normal" style:font-style-complex="normal"/>
    </style:style>
    <style:style style:name="P7" style:family="paragraph" style:parent-style-name="Text_20_body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le 1-1. Unix commands </text:p>
      <text:p text:style-name="P4">Command <text:s text:c="36"/>Description <text:s text:c="3"/></text:p>
      <text:p text:style-name="P5">pwd <text:s text:c="24"/><text:tab/> <text:tab/><text:span text:style-name="T1">Print your current directory</text:span></text:p>
      <text:p text:style-name="P6">ls<text:tab/><text:tab/> <text:s text:c="7"/><text:tab/><text:tab/><text:span text:style-name="T1">List the contents of your current directory</text:span></text:p>
      <text:p text:style-name="P6">ls -a <text:tab/><text:tab/> <text:s text:c="7"/><text:tab/><text:tab/><text:span text:style-name="T1">List including all hidden files</text:span></text:p>
      <text:p text:style-name="P6">cd [dir] <text:s text:c="3"/><text:tab/> <text:s text:c="7"/><text:tab/><text:tab/><text:span text:style-name="T1">Change to the directory called [dir]</text:span></text:p>
      <text:p text:style-name="P6"><text:span text:style-name="T1"><text:s/></text:span>mkdir [dir]<text:tab/> <text:s text:c="7"/><text:tab/><text:tab/><text:span text:style-name="T1">Create a new directory called [dir]</text:span></text:p>
      <text:p text:style-name="P2"><text:span text:style-name="T1"/></text:p>
      <text:p text:style-name="P3">Table 1-2. Git commands </text:p>
      <text:p text:style-name="P7">Command <text:s text:c="36"/>Description <text:s text:c="7"/></text:p>
      <text:p text:style-name="P7"><text:span text:style-name="T3">git init <text:tab/><text:tab/><text:tab/><text:tab/></text:span><text:span text:style-name="T2">Initialize your repository</text:span></text:p>
      <text:p text:style-name="P7"><text:span text:style-name="T3">git status<text:tab/><text:tab/><text:tab/></text:span><text:span text:style-name="T2">Display the status of your repository</text:span></text:p>
      <text:p text:style-name="P7"><text:span text:style-name="T3">git add [file(s)]<text:tab/><text:tab/></text:span><text:span text:style-name="T2">Stage [files] for the next command</text:span></text:p>
      <text:p text:style-name="P7"><text:span text:style-name="T3">git commit -m [msg]<text:tab/><text:tab/></text:span><text:span text:style-name="T2">Commit your staged files with message [msg]</text:span></text:p>
      <text:p text:style-name="P7"><text:span text:style-name="T3">git log<text:tab/><text:tab/><text:tab/><text:tab/></text:span><text:span text:style-name="T2">Show the commit history</text:span></text:p>
      <text:p text:style-name="P7"><text:span text:style-name="T1"/></text:p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inionPro" svg:font-family="MinionPro"/>
    <style:font-face style:name="MyriadPro" svg:font-family="MyriadPro"/>
    <style:font-face style:name="UbuntuMono" svg:font-family="UbuntuMono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w P</meta:initial-creator>
    <meta:creation-date>2014-12-29T21:00:12</meta:creation-date>
    <meta:document-statistic meta:table-count="0" meta:image-count="0" meta:object-count="0" meta:page-count="1" meta:paragraph-count="14" meta:word-count="87" meta:character-count="693"/>
    <dc:date>2014-12-30T10:56:00</dc:date>
    <dc:creator>Andrew P</dc:creator>
    <meta:editing-duration>PT39M17S</meta:editing-duration>
    <meta:editing-cycles>1</meta:editing-cycles>
    <meta:generator>OpenOffice/4.1.1$Unix OpenOffice.org_project/411m6$Build-9775</meta:generator>
  </office:meta>
</office:document-meta>
</file>